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"/>| <text:s/>Help on module doclib:</text:p>
      <text:p text:style-name="Standard"></text:p>
      <text:p text:style-name="Standard">NAME</text:p>
      <text:p text:style-name="Standard"><text:s text:c="4"/>doclib</text:p>
      <text:p text:style-name="Standard"></text:p>
      <text:p text:style-name="Standard">DESCRIPTION</text:p>
      <text:p text:style-name="Standard"><text:s text:c="4"/>Contains the DocLib class for maintaining a word search engine for</text:p>
      <text:p text:style-name="Standard"><text:s text:c="4"/>a collection of documents.</text:p>
      <text:p text:style-name="Standard"><text:s text:c="4"/>Use of the DocLib class requires the module word.py which contains</text:p>
      <text:p text:style-name="Standard"><text:s text:c="4"/>a definition of the function word_strip for removing nonalphabetic</text:p>
      <text:p text:style-name="Standard"><text:s text:c="4"/>characters from the ends of a proposed "word"</text:p>
      <text:p text:style-name="Standard"><text:s text:c="8"/>word.word_strip(word_string) -&gt; stripped_word_string</text:p>
      <text:p text:style-name="Standard"><text:s text:c="8"/></text:p>
      <text:p text:style-name="Standard"><text:s text:c="4"/>Yes ... this is unhandy and ugly ... but we haven't discussed the re standard</text:p>
      <text:p text:style-name="Standard"><text:s text:c="4"/>library module.</text:p>
      <text:p text:style-name="Standard"></text:p>
      <text:p text:style-name="Standard">CLASSES</text:p>
      <text:p text:style-name="Standard"><text:s text:c="4"/>builtins.object</text:p>
      <text:p text:style-name="Standard"><text:s text:c="8"/>DocLib</text:p>
      <text:p text:style-name="Standard"><text:s text:c="4"/></text:p>
      <text:p text:style-name="Standard"><text:s text:c="4"/>class DocLib(builtins.object)</text:p>
      <text:p text:style-name="Standard"><text:s text:c="5"/>| <text:s/>Support document display and word search in a document collection.</text:p>
      <text:p text:style-name="Standard"><text:s text:c="5"/>| <text:s/></text:p>
      <text:p text:style-name="Standard"><text:s text:c="5"/>| <text:s/>Methods defined here:</text:p>
      <text:p text:style-name="Standard"><text:s text:c="5"/>| <text:s/></text:p>
      <text:p text:style-name="Standard"><text:s text:c="5"/>| <text:s/>__init__(self)</text:p>
      <text:p text:style-name="Standard"><text:s text:c="5"/>| <text:s text:c="5"/>Create a new, empty DocLib search engine.</text:p>
      <text:p text:style-name="Standard"><text:s text:c="5"/>| <text:s text:c="5"/></text:p>
      <text:p text:style-name="Standard"><text:s text:c="5"/>| <text:s text:c="5"/>By default, the initial DocLib is empty.</text:p>
      <text:p text:style-name="Standard"><text:s text:c="5"/>| <text:s/></text:p>
      <text:p text:style-name="Standard"><text:s text:c="5"/>| <text:s/>add_document(self, contents, sourceLabel)</text:p>
      <text:p text:style-name="Standard"><text:s text:c="5"/>| <text:s text:c="5"/>Add the given document to the DocLib (if not already present).</text:p>
      <text:p text:style-name="Standard"><text:s text:c="5"/>| <text:s text:c="5"/></text:p>
      <text:p text:style-name="Standard"><text:s text:c="5"/>| <text:s text:c="5"/>Preconditions:</text:p>
      <text:p text:style-name="Standard"><text:s text:c="5"/>| <text:s text:c="9"/>contents <text:s text:c="2"/>single string containing the complete document contents</text:p>
      <text:p text:style-name="Standard"><text:s text:c="5"/>| <text:s text:c="9"/>label <text:s text:c="5"/>string containing the name of the document</text:p>
      <text:p text:style-name="Standard"><text:s text:c="5"/>| <text:s text:c="5"/>Postcondition:</text:p>
      <text:p text:style-name="Standard"><text:s text:c="5"/>| <text:s text:c="9"/>document is in the DocLib</text:p>
      <text:p text:style-name="Standard"><text:s text:c="5"/>| <text:s text:c="9"/>quietly returns if document by that name is already present</text:p>
      <text:p text:style-name="Standard"><text:s text:c="5"/>| <text:s/></text:p>
      <text:p text:style-name="Standard"><text:s text:c="5"/>| <text:s/>get_context(self, term, docLabel, contextSize=1)</text:p>
      <text:p text:style-name="Standard"><text:s text:c="5"/>| <text:s text:c="5"/>Search a document for a word, return an iterator over contexts.</text:p>
      <text:p text:style-name="Standard"><text:s text:c="5"/>| <text:s text:c="5"/></text:p>
      <text:p text:style-name="Standard"><text:s text:c="5"/>| <text:s text:c="5"/>Preconditions:</text:p>
      <text:p text:style-name="Standard"><text:s text:c="5"/>| <text:s text:c="9"/>term - string containing the word to look up</text:p>
      <text:p text:style-name="Standard"><text:s text:c="5"/>| <text:s text:c="9"/>docLabel - the name of the underlying document to search</text:p>
      <text:p text:style-name="Standard"><text:s text:c="5"/>| <text:s text:c="9"/>context-size - number of lines of context to add to either side</text:p>
      <text:p text:style-name="Standard"><text:s text:c="5"/>| <text:s text:c="24"/>of the line containing the word</text:p>
      <text:p text:style-name="Standard"><text:s text:c="5"/>| <text:s text:c="5"/>Postcondition: <text:s/>returns an iterator over the contexts for the word</text:p>
      <text:p text:style-name="Standard"><text:soft-page-break/><text:s text:c="5"/>| <text:s/></text:p>
      <text:p text:style-name="Standard"><text:s text:c="5"/>| <text:s/>get_titles(self)</text:p>
      <text:p text:style-name="Standard"><text:s text:c="5"/>| <text:s text:c="5"/>Return an alphabetized list of titles in the DocLib</text:p>
      <text:p text:style-name="Standard"><text:s text:c="5"/>| <text:s text:c="5"/></text:p>
      <text:p text:style-name="Standard"><text:s text:c="5"/>| <text:s text:c="5"/>Precondition: <text:s/>none</text:p>
      <text:p text:style-name="Standard"><text:s text:c="5"/>| <text:s text:c="5"/>Postcondition: <text:s/>returns an alphabetized list of titles in the DocLib</text:p>
      <text:p text:style-name="Standard"><text:s text:c="5"/>| <text:s text:c="21"/>no change to object state</text:p>
      <text:p text:style-name="Standard"><text:s text:c="5"/>| <text:s/></text:p>
      <text:p text:style-name="Standard"><text:s text:c="5"/>| <text:s/>look_up(self, term)</text:p>
      <text:p text:style-name="Standard"><text:s text:c="5"/>| <text:s text:c="5"/>Return a list of titles of documents containing the search term</text:p>
      <text:p text:style-name="Standard"><text:s text:c="5"/>| <text:s/></text:p>
      <text:p text:style-name="Standard"><text:s text:c="5"/>| <text:s/>make_report(self, term, maxDocuments=10, contextSize=0)</text:p>
      <text:p text:style-name="Standard"><text:s text:c="5"/>| <text:s text:c="5"/>Return a report on occurrences of a term within the DocLib.</text:p>
      <text:p text:style-name="Standard"><text:s text:c="5"/>| <text:s text:c="5"/></text:p>
      <text:p text:style-name="Standard"><text:s text:c="5"/>| <text:s text:c="5"/>Return a formatted string summarizing the occurrences of a term </text:p>
      <text:p text:style-name="Standard"><text:s text:c="5"/>| <text:s text:c="5"/>within the DocLib. <text:s/>This will include names of up to maxDocuments</text:p>
      <text:p text:style-name="Standard"><text:s text:c="5"/>| <text:s text:c="5"/>documents containing the term as well as contexts for each occurrence.</text:p>
      <text:p text:style-name="Standard"><text:s text:c="5"/>| <text:s text:c="5"/></text:p>
      <text:p text:style-name="Standard"><text:s text:c="5"/>| <text:s text:c="5"/>Preconditions:</text:p>
      <text:p text:style-name="Standard"><text:s text:c="5"/>| <text:s text:c="9"/>term <text:s text:c="9"/>the word of interest</text:p>
      <text:p text:style-name="Standard"><text:s text:c="5"/>| <text:s text:c="9"/>maxDocuments <text:s/>the maximum number of files to report (default 10)</text:p>
      <text:p text:style-name="Standard"><text:s text:c="5"/>| <text:s text:c="9"/>ContextSize <text:s text:c="2"/>the number of lines of text to preceed and follow the</text:p>
      <text:p text:style-name="Standard"><text:s text:c="5"/>| <text:s text:c="23"/>reported line on which the term occurs</text:p>
      <text:p text:style-name="Standard"><text:s text:c="5"/>| <text:s text:c="23"/></text:p>
      <text:p text:style-name="Standard"><text:s text:c="5"/>| <text:s text:c="5"/>Postconditions:</text:p>
      <text:p text:style-name="Standard"><text:s text:c="5"/>| <text:s text:c="9"/>A string containing the output of the formatted report is returned.</text:p>
      <text:p text:style-name="Standard"><text:s text:c="5"/>| <text:s/></text:p>
      <text:p text:style-name="Standard"><text:s text:c="5"/>| <text:s/>----------------------------------------------------------------------</text:p>
      <text:p text:style-name="Standard"><text:s text:c="5"/>| <text:s/>Data descriptors defined here:</text:p>
      <text:p text:style-name="Standard"><text:s text:c="5"/>| <text:s/></text:p>
      <text:p text:style-name="Standard"><text:s text:c="5"/>| <text:s/>__dict__</text:p>
      <text:p text:style-name="Standard"><text:s text:c="5"/>| <text:s text:c="5"/>dictionary for instance variables (if defined)</text:p>
      <text:p text:style-name="Standard"><text:s text:c="5"/>| <text:s/></text:p>
      <text:p text:style-name="Standard"><text:s text:c="5"/>| <text:s/>__weakref__</text:p>
      <text:p text:style-name="Standard"><text:s text:c="5"/>| <text:s text:c="5"/>list of weak references to the object (if defined)</text:p>
      <text:p text:style-name="Standard"></text:p>
      <text:p text:style-name="Standard">FILE</text:p>
      <text:p text:style-name="Standard"><text:s text:c="4"/>/home/remote/bladowca/Desktop/doc_base/doclib.py</text:p>
      <text:p text:style-name="Standard"></text:p>
      <text:p text:style-name="Standard">(END)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sey Bladow</meta:initial-creator>
    <meta:creation-date>2013-10-30T11:58:40</meta:creation-date>
    <dc:date>2013-10-30T12:07:12</dc:date>
    <dc:creator>Casey Bladow</dc:creator>
    <meta:editing-duration>P0D</meta:editing-duration>
    <meta:editing-cycles>1</meta:editing-cycles>
    <meta:document-statistic meta:table-count="0" meta:image-count="0" meta:object-count="0" meta:page-count="2" meta:paragraph-count="89" meta:word-count="436" meta:character-count="3512" meta:non-whitespace-character-count="2292"/>
    <meta:generator>LibreOffice/3.5$Linux_X86_64 LibreOffice_project/350m1$Build-2</meta:generator>
  </office:meta>
</office:document-meta>
</file>